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Whitney" svg:font-family="Whitney,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c95ec" officeooo:paragraph-rsid="001c95ec"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normal" officeooo:rsid="001c95ec" officeooo:paragraph-rsid="001c95ec" style:font-weight-asian="normal" style:font-weight-complex="normal"/>
    </style:style>
    <style:style style:name="P3" style:family="paragraph" style:parent-style-name="Standard">
      <style:paragraph-properties fo:text-align="start" style:justify-single-word="false"/>
      <style:text-properties style:text-underline-style="solid" style:text-underline-width="auto" style:text-underline-color="font-color" fo:font-weight="normal" officeooo:rsid="00255844" officeooo:paragraph-rsid="00255844" style:font-weight-asian="normal" style:font-weight-complex="normal"/>
    </style:style>
    <style:style style:name="P4" style:family="paragraph" style:parent-style-name="Standard">
      <style:paragraph-properties fo:text-align="start" style:justify-single-word="false"/>
      <style:text-properties style:text-underline-style="solid" style:text-underline-width="auto" style:text-underline-color="font-color" fo:font-weight="normal" officeooo:rsid="005eba61" officeooo:paragraph-rsid="005eba61" style:font-weight-asian="normal" style:font-weight-complex="normal"/>
    </style:style>
    <style:style style:name="P5" style:family="paragraph" style:parent-style-name="Standard">
      <style:paragraph-properties fo:text-align="start" style:justify-single-word="false"/>
      <style:text-properties style:text-underline-style="none" fo:font-weight="normal" officeooo:rsid="001c95ec" officeooo:paragraph-rsid="001c95ec" style:font-weight-asian="normal" style:font-weight-complex="normal"/>
    </style:style>
    <style:style style:name="P6" style:family="paragraph" style:parent-style-name="Standard">
      <style:paragraph-properties fo:text-align="start" style:justify-single-word="false"/>
      <style:text-properties style:text-underline-style="none" fo:font-weight="normal" officeooo:rsid="001c95ec" officeooo:paragraph-rsid="001d7e38" style:font-weight-asian="normal" style:font-weight-complex="normal"/>
    </style:style>
    <style:style style:name="P7" style:family="paragraph" style:parent-style-name="Standard">
      <style:paragraph-properties fo:text-align="start" style:justify-single-word="false"/>
      <style:text-properties style:text-underline-style="none" fo:font-weight="normal" officeooo:rsid="00255844" officeooo:paragraph-rsid="00255844" style:font-weight-asian="normal" style:font-weight-complex="normal"/>
    </style:style>
    <style:style style:name="P8" style:family="paragraph" style:parent-style-name="Standard">
      <style:paragraph-properties fo:text-align="start" style:justify-single-word="false"/>
      <style:text-properties style:text-underline-style="none" fo:font-weight="normal" officeooo:rsid="00388b6e" officeooo:paragraph-rsid="00388b6e"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575db8" officeooo:paragraph-rsid="00575db8"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6ccb8b" officeooo:paragraph-rsid="006ccb8b"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6f8e4d" officeooo:paragraph-rsid="006f8e4d"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73e17e" officeooo:paragraph-rsid="00776abd" style:font-weight-asian="normal" style:font-weight-complex="normal"/>
    </style:style>
    <style:style style:name="P13" style:family="paragraph" style:parent-style-name="Standard">
      <style:paragraph-properties fo:text-align="start" style:justify-single-word="false"/>
      <style:text-properties officeooo:paragraph-rsid="001c95ec"/>
    </style:style>
    <style:style style:name="P14" style:family="paragraph" style:parent-style-name="Standard">
      <style:paragraph-properties fo:text-align="start" style:justify-single-word="false"/>
      <style:text-properties officeooo:paragraph-rsid="001d7e38"/>
    </style:style>
    <style:style style:name="P15" style:family="paragraph" style:parent-style-name="Standard">
      <style:paragraph-properties fo:text-align="start" style:justify-single-word="false"/>
      <style:text-properties officeooo:paragraph-rsid="00255844"/>
    </style:style>
    <style:style style:name="P16" style:family="paragraph" style:parent-style-name="Standard">
      <style:paragraph-properties fo:text-align="start" style:justify-single-word="false"/>
      <style:text-properties officeooo:paragraph-rsid="00266c53"/>
    </style:style>
    <style:style style:name="P17" style:family="paragraph" style:parent-style-name="Standard">
      <style:paragraph-properties fo:text-align="start" style:justify-single-word="false"/>
      <style:text-properties officeooo:paragraph-rsid="0030a79e"/>
    </style:style>
    <style:style style:name="P18" style:family="paragraph" style:parent-style-name="Standard">
      <style:paragraph-properties fo:text-align="start" style:justify-single-word="false"/>
      <style:text-properties officeooo:paragraph-rsid="003717a9"/>
    </style:style>
    <style:style style:name="P19" style:family="paragraph" style:parent-style-name="Standard">
      <style:paragraph-properties fo:text-align="start" style:justify-single-word="false"/>
      <style:text-properties officeooo:paragraph-rsid="003751fc"/>
    </style:style>
    <style:style style:name="P20" style:family="paragraph" style:parent-style-name="Standard">
      <style:paragraph-properties fo:text-align="start" style:justify-single-word="false"/>
      <style:text-properties officeooo:paragraph-rsid="003c01a3"/>
    </style:style>
    <style:style style:name="P21" style:family="paragraph" style:parent-style-name="Standard">
      <style:paragraph-properties fo:text-align="start" style:justify-single-word="false"/>
      <style:text-properties officeooo:paragraph-rsid="003d07c7"/>
    </style:style>
    <style:style style:name="P22" style:family="paragraph" style:parent-style-name="Standard">
      <style:paragraph-properties fo:text-align="start" style:justify-single-word="false"/>
      <style:text-properties officeooo:paragraph-rsid="003b730e"/>
    </style:style>
    <style:style style:name="P23" style:family="paragraph" style:parent-style-name="Standard">
      <style:paragraph-properties fo:text-align="start" style:justify-single-word="false"/>
      <style:text-properties officeooo:paragraph-rsid="003edbfe"/>
    </style:style>
    <style:style style:name="P24" style:family="paragraph" style:parent-style-name="Standard">
      <style:paragraph-properties fo:text-align="start" style:justify-single-word="false"/>
      <style:text-properties officeooo:paragraph-rsid="0041d3a9"/>
    </style:style>
    <style:style style:name="P25" style:family="paragraph" style:parent-style-name="Standard">
      <style:paragraph-properties fo:text-align="start" style:justify-single-word="false"/>
      <style:text-properties officeooo:paragraph-rsid="0046ec29"/>
    </style:style>
    <style:style style:name="P26" style:family="paragraph" style:parent-style-name="Standard">
      <style:paragraph-properties fo:text-align="start" style:justify-single-word="false"/>
      <style:text-properties officeooo:paragraph-rsid="004756b4"/>
    </style:style>
    <style:style style:name="P27" style:family="paragraph" style:parent-style-name="Standard">
      <style:paragraph-properties fo:text-align="start" style:justify-single-word="false"/>
      <style:text-properties officeooo:paragraph-rsid="0048c0ba"/>
    </style:style>
    <style:style style:name="P28" style:family="paragraph" style:parent-style-name="Standard">
      <style:paragraph-properties fo:text-align="start" style:justify-single-word="false"/>
      <style:text-properties officeooo:paragraph-rsid="0064d70e"/>
    </style:style>
    <style:style style:name="P29" style:family="paragraph" style:parent-style-name="Standard">
      <style:paragraph-properties fo:text-align="start" style:justify-single-word="false"/>
      <style:text-properties officeooo:paragraph-rsid="007a65c6"/>
    </style:style>
    <style:style style:name="P30" style:family="paragraph" style:parent-style-name="Standard">
      <style:paragraph-properties fo:text-align="start" style:justify-single-word="false"/>
      <style:text-properties fo:color="#c9211e" officeooo:rsid="003717a9" officeooo:paragraph-rsid="003717a9"/>
    </style:style>
    <style:style style:name="P31" style:family="paragraph" style:parent-style-name="Standard">
      <style:paragraph-properties fo:text-align="start" style:justify-single-word="false"/>
      <style:text-properties fo:color="#c9211e" officeooo:rsid="002b13ad" officeooo:paragraph-rsid="002b13ad"/>
    </style:style>
    <style:style style:name="P32" style:family="paragraph" style:parent-style-name="Standard">
      <style:paragraph-properties fo:text-align="start" style:justify-single-word="false"/>
      <style:text-properties fo:color="#c9211e" style:text-underline-style="none" fo:font-weight="normal" officeooo:rsid="00255844" officeooo:paragraph-rsid="00255844" style:font-weight-asian="normal" style:font-weight-complex="normal"/>
    </style:style>
    <style:style style:name="P33" style:family="paragraph" style:parent-style-name="Standard">
      <style:paragraph-properties fo:text-align="start" style:justify-single-word="false"/>
      <style:text-properties fo:color="#c9211e" officeooo:rsid="0030a79e" officeooo:paragraph-rsid="0030a79e"/>
    </style:style>
    <style:style style:name="P34" style:family="paragraph" style:parent-style-name="Standard">
      <style:paragraph-properties fo:text-align="start" style:justify-single-word="false"/>
      <style:text-properties fo:color="#c9211e" officeooo:rsid="00386558" officeooo:paragraph-rsid="00386558"/>
    </style:style>
    <style:style style:name="P35" style:family="paragraph" style:parent-style-name="Standard">
      <style:paragraph-properties fo:text-align="start" style:justify-single-word="false"/>
      <style:text-properties fo:color="#000000" officeooo:rsid="003717a9" officeooo:paragraph-rsid="003717a9"/>
    </style:style>
    <style:style style:name="P36" style:family="paragraph" style:parent-style-name="Standard">
      <style:paragraph-properties fo:text-align="start" style:justify-single-word="false"/>
      <style:text-properties fo:color="#000000" style:text-underline-style="none" fo:font-weight="normal" officeooo:rsid="001c95ec" officeooo:paragraph-rsid="001d7e38" style:font-weight-asian="normal" style:font-weight-complex="normal"/>
    </style:style>
    <style:style style:name="P37" style:family="paragraph" style:parent-style-name="Standard">
      <style:paragraph-properties fo:text-align="start" style:justify-single-word="false"/>
      <style:text-properties fo:color="#000000" style:text-underline-style="none" fo:font-weight="normal" officeooo:rsid="00776abd" officeooo:paragraph-rsid="00776abd" style:font-weight-asian="normal" style:font-weight-complex="normal"/>
    </style:style>
    <style:style style:name="P38" style:family="paragraph" style:parent-style-name="Standard">
      <style:paragraph-properties fo:text-align="start" style:justify-single-word="false"/>
      <style:text-properties fo:color="#000000" style:text-underline-style="none" fo:font-weight="normal" officeooo:rsid="0077a425" officeooo:paragraph-rsid="0077a425" style:font-weight-asian="normal" style:font-weight-complex="normal"/>
    </style:style>
    <style:style style:name="P39" style:family="paragraph" style:parent-style-name="Standard">
      <style:paragraph-properties fo:text-align="start" style:justify-single-word="false"/>
      <style:text-properties fo:color="#000000" style:text-underline-style="none" fo:font-weight="normal" officeooo:rsid="007a65c6" officeooo:paragraph-rsid="007a65c6" style:font-weight-asian="normal" style:font-weight-complex="normal"/>
    </style:style>
    <style:style style:name="P40" style:family="paragraph" style:parent-style-name="Standard">
      <style:paragraph-properties fo:text-align="start" style:justify-single-word="false"/>
      <style:text-properties fo:color="#000000" officeooo:rsid="0051d2c2" officeooo:paragraph-rsid="0051d2c2"/>
    </style:style>
    <style:style style:name="P41" style:family="paragraph" style:parent-style-name="Standard">
      <style:paragraph-properties fo:text-align="start" style:justify-single-word="false"/>
      <style:text-properties fo:color="#000000" officeooo:rsid="005655ac" officeooo:paragraph-rsid="005655ac"/>
    </style:style>
    <style:style style:name="P42" style:family="paragraph" style:parent-style-name="Standard">
      <style:paragraph-properties fo:text-align="start" style:justify-single-word="false"/>
      <style:text-properties style:use-window-font-color="true" officeooo:rsid="00386558" officeooo:paragraph-rsid="00386558"/>
    </style:style>
    <style:style style:name="P43" style:family="paragraph" style:parent-style-name="Standard">
      <style:paragraph-properties fo:text-align="start" style:justify-single-word="false"/>
      <style:text-properties style:use-window-font-color="true" style:text-line-through-style="none" style:text-line-through-type="none" style:text-underline-style="none" fo:font-weight="normal" officeooo:rsid="001f7f35" officeooo:paragraph-rsid="004f6965" style:font-weight-asian="normal" style:font-weight-complex="normal"/>
    </style:style>
    <style:style style:name="P44" style:family="paragraph" style:parent-style-name="Standard">
      <style:paragraph-properties fo:text-align="start" style:justify-single-word="false"/>
      <style:text-properties style:use-window-font-color="true" style:text-line-through-style="none" style:text-line-through-type="none" style:text-underline-style="none" fo:font-weight="normal" officeooo:rsid="005f0a60" officeooo:paragraph-rsid="005f0a60" style:font-weight-asian="normal" style:font-weight-complex="normal"/>
    </style:style>
    <style:style style:name="P45" style:family="paragraph" style:parent-style-name="Standard">
      <style:paragraph-properties fo:text-align="start" style:justify-single-word="false"/>
      <style:text-properties style:use-window-font-color="true" officeooo:rsid="00837c24" officeooo:paragraph-rsid="00837c24"/>
    </style:style>
    <style:style style:name="P46" style:family="paragraph" style:parent-style-name="Standard">
      <style:paragraph-properties fo:text-align="start" style:justify-single-word="false"/>
      <style:text-properties fo:color="#bf0041" style:text-underline-style="none" fo:font-weight="normal" officeooo:rsid="003b730e" officeooo:paragraph-rsid="003b730e" style:font-weight-asian="normal" style:font-weight-complex="normal"/>
    </style:style>
    <style:style style:name="P47" style:family="paragraph" style:parent-style-name="Standard">
      <style:paragraph-properties fo:text-align="start" style:justify-single-word="false"/>
      <style:text-properties fo:color="#bf0041" style:text-underline-style="none" fo:font-weight="normal" officeooo:rsid="003c01a3" officeooo:paragraph-rsid="003c01a3" style:font-weight-asian="normal" style:font-weight-complex="normal"/>
    </style:style>
    <style:style style:name="P48" style:family="paragraph" style:parent-style-name="Standard">
      <style:paragraph-properties fo:text-align="start" style:justify-single-word="false"/>
      <style:text-properties fo:color="#bf0041" officeooo:rsid="003edbfe" officeooo:paragraph-rsid="003edbfe"/>
    </style:style>
    <style:style style:name="P49" style:family="paragraph" style:parent-style-name="Standard">
      <style:paragraph-properties fo:text-align="start" style:justify-single-word="false"/>
      <style:text-properties fo:color="#bf0041" officeooo:rsid="004756b4" officeooo:paragraph-rsid="004756b4"/>
    </style:style>
    <style:style style:name="P50" style:family="paragraph" style:parent-style-name="Standard">
      <style:paragraph-properties fo:text-align="start" style:justify-single-word="false"/>
      <style:text-properties officeooo:rsid="003c01a3" officeooo:paragraph-rsid="003c01a3"/>
    </style:style>
    <style:style style:name="P51" style:family="paragraph" style:parent-style-name="Standard">
      <style:paragraph-properties fo:text-align="start" style:justify-single-word="false"/>
      <style:text-properties officeooo:rsid="003d07c7" officeooo:paragraph-rsid="003d07c7"/>
    </style:style>
    <style:style style:name="P52" style:family="paragraph" style:parent-style-name="Standard">
      <style:paragraph-properties fo:text-align="start" style:justify-single-word="false"/>
      <style:text-properties officeooo:rsid="00405c70" officeooo:paragraph-rsid="00405c70"/>
    </style:style>
    <style:style style:name="P53" style:family="paragraph" style:parent-style-name="Standard">
      <style:paragraph-properties fo:text-align="start" style:justify-single-word="false"/>
      <style:text-properties officeooo:rsid="0041d3a9" officeooo:paragraph-rsid="0041d3a9"/>
    </style:style>
    <style:style style:name="P54" style:family="paragraph" style:parent-style-name="Standard">
      <style:paragraph-properties fo:text-align="start" style:justify-single-word="false"/>
      <style:text-properties officeooo:rsid="0046ec29" officeooo:paragraph-rsid="0046ec29"/>
    </style:style>
    <style:style style:name="P55" style:family="paragraph" style:parent-style-name="Standard">
      <style:paragraph-properties fo:text-align="start" style:justify-single-word="false"/>
      <style:text-properties fo:color="#ff0000" officeooo:rsid="005655ac" officeooo:paragraph-rsid="006cb411"/>
    </style:style>
    <style:style style:name="P56" style:family="paragraph" style:parent-style-name="Standard">
      <style:paragraph-properties fo:text-align="start" style:justify-single-word="false"/>
      <style:text-properties fo:color="#ff0000" officeooo:rsid="005655ac" officeooo:paragraph-rsid="005655ac"/>
    </style:style>
    <style:style style:name="P57" style:family="paragraph" style:parent-style-name="Standard">
      <style:paragraph-properties fo:text-align="start" style:justify-single-word="false"/>
      <style:text-properties fo:color="#ff0000" officeooo:rsid="005655ac" officeooo:paragraph-rsid="006ccb8b"/>
    </style:style>
    <style:style style:name="P58" style:family="paragraph" style:parent-style-name="Standard">
      <style:paragraph-properties fo:text-align="start" style:justify-single-word="false"/>
      <style:text-properties fo:color="#ff0000" style:text-underline-style="none" fo:font-weight="normal" officeooo:rsid="00776abd" officeooo:paragraph-rsid="00776abd" style:font-weight-asian="normal" style:font-weight-complex="normal"/>
    </style:style>
    <style:style style:name="P59" style:family="paragraph" style:parent-style-name="Standard">
      <style:paragraph-properties fo:text-align="start" style:justify-single-word="false"/>
      <style:text-properties fo:color="#ff0000" officeooo:paragraph-rsid="007a65c6"/>
    </style:style>
    <style:style style:name="P60" style:family="paragraph" style:parent-style-name="Standard">
      <style:paragraph-properties fo:text-align="start" style:justify-single-word="false"/>
      <style:text-properties fo:color="#ff0000" officeooo:rsid="007eeb9a" officeooo:paragraph-rsid="007eeb9a"/>
    </style:style>
    <style:style style:name="P61" style:family="paragraph" style:parent-style-name="Standard">
      <style:paragraph-properties fo:text-align="start" style:justify-single-word="false"/>
      <style:text-properties fo:color="#c9211e" officeooo:paragraph-rsid="0048c0ba"/>
    </style:style>
    <style:style style:name="P62" style:family="paragraph" style:parent-style-name="Standard">
      <style:paragraph-properties fo:text-align="start" style:justify-single-word="false"/>
      <style:text-properties fo:color="#c9211e" style:font-name="Liberation Serif" fo:font-weight="normal" officeooo:paragraph-rsid="00880287"/>
    </style:style>
    <style:style style:name="P63" style:family="paragraph" style:parent-style-name="Standard">
      <style:paragraph-properties fo:text-align="start" style:justify-single-word="false"/>
      <style:text-properties fo:color="#000000" style:text-underline-style="none" fo:font-weight="normal" officeooo:rsid="007eeb9a" officeooo:paragraph-rsid="007eeb9a" style:font-weight-asian="normal" style:font-weight-complex="normal"/>
    </style:style>
    <style:style style:name="P64" style:family="paragraph" style:parent-style-name="Standard">
      <style:paragraph-properties fo:text-align="start" style:justify-single-word="false"/>
      <style:text-properties style:text-underline-style="none" fo:font-weight="normal" officeooo:rsid="00388b6e" officeooo:paragraph-rsid="00388b6e" style:font-weight-asian="normal" style:font-weight-complex="normal"/>
    </style:style>
    <style:style style:name="P65" style:family="paragraph" style:parent-style-name="Standard">
      <style:paragraph-properties fo:text-align="start" style:justify-single-word="false"/>
      <style:text-properties style:text-underline-style="none" fo:font-weight="normal" officeooo:rsid="001c95ec" officeooo:paragraph-rsid="00388b6e" style:font-weight-asian="normal" style:font-weight-complex="normal"/>
    </style:style>
    <style:style style:name="P66" style:family="paragraph" style:parent-style-name="Standard">
      <style:paragraph-properties fo:text-align="start" style:justify-single-word="false"/>
      <style:text-properties style:text-underline-style="none" fo:font-weight="normal" officeooo:rsid="001c95ec" officeooo:paragraph-rsid="001d7e38" style:font-weight-asian="normal" style:font-weight-complex="normal"/>
    </style:style>
    <style:style style:name="P67" style:family="paragraph" style:parent-style-name="Standard">
      <style:paragraph-properties fo:text-align="start" style:justify-single-word="false"/>
      <style:text-properties style:text-underline-style="none" fo:font-weight="normal" officeooo:rsid="00880287" officeooo:paragraph-rsid="00880287"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italic" style:text-underline-style="none" fo:font-weight="bold" officeooo:rsid="00213a82" style:font-style-asian="italic" style:font-weight-asian="bold" style:font-style-complex="italic" style:font-weight-complex="bold"/>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1c95ec" style:font-weight-asian="normal" style:font-weight-complex="normal"/>
    </style:style>
    <style:style style:name="T6" style:family="text">
      <style:text-properties style:text-underline-style="none" fo:font-weight="normal" officeooo:rsid="001d7e38" style:font-weight-asian="normal" style:font-weight-complex="normal"/>
    </style:style>
    <style:style style:name="T7" style:family="text">
      <style:text-properties style:text-underline-style="none" fo:font-weight="normal" officeooo:rsid="00213a82" style:font-weight-asian="normal" style:font-weight-complex="normal"/>
    </style:style>
    <style:style style:name="T8" style:family="text">
      <style:text-properties style:text-underline-style="none" fo:font-weight="normal" officeooo:rsid="002157d6" style:font-weight-asian="normal" style:font-weight-complex="normal"/>
    </style:style>
    <style:style style:name="T9" style:family="text">
      <style:text-properties style:text-underline-style="none" fo:font-weight="normal" officeooo:rsid="00246d92" style:font-weight-asian="normal" style:font-weight-complex="normal"/>
    </style:style>
    <style:style style:name="T10" style:family="text">
      <style:text-properties style:text-underline-style="none" fo:font-weight="normal" officeooo:rsid="0024a163" style:font-weight-asian="normal" style:font-weight-complex="normal"/>
    </style:style>
    <style:style style:name="T11" style:family="text">
      <style:text-properties style:text-underline-style="none" fo:font-weight="normal" officeooo:rsid="00255844" style:font-weight-asian="normal" style:font-weight-complex="normal"/>
    </style:style>
    <style:style style:name="T12" style:family="text">
      <style:text-properties style:text-underline-style="none" fo:font-weight="normal" officeooo:rsid="00598a23" style:font-weight-asian="normal" style:font-weight-complex="normal"/>
    </style:style>
    <style:style style:name="T13" style:family="text">
      <style:text-properties style:text-underline-style="none" fo:font-weight="normal" officeooo:rsid="005be7e9" style:font-weight-asian="normal" style:font-weight-complex="normal"/>
    </style:style>
    <style:style style:name="T14" style:family="text">
      <style:text-properties style:text-underline-style="none" fo:font-weight="normal" officeooo:rsid="00606a7a" style:font-weight-asian="normal" style:font-weight-complex="normal"/>
    </style:style>
    <style:style style:name="T15" style:family="text">
      <style:text-properties style:text-underline-style="none" fo:font-weight="normal" officeooo:rsid="00623fd2" style:font-weight-asian="normal" style:font-weight-complex="normal"/>
    </style:style>
    <style:style style:name="T16" style:family="text">
      <style:text-properties style:text-underline-style="none" fo:font-weight="normal" officeooo:rsid="00641819" style:font-weight-asian="normal" style:font-weight-complex="normal"/>
    </style:style>
    <style:style style:name="T17" style:family="text">
      <style:text-properties style:text-underline-style="none" fo:font-weight="normal" officeooo:rsid="0064d70e" style:font-weight-asian="normal" style:font-weight-complex="normal"/>
    </style:style>
    <style:style style:name="T18" style:family="text">
      <style:text-properties style:text-underline-style="none" fo:font-weight="normal" officeooo:rsid="006565d1" style:font-weight-asian="normal" style:font-weight-complex="normal"/>
    </style:style>
    <style:style style:name="T19" style:family="text">
      <style:text-properties style:text-underline-style="none" fo:font-weight="normal" officeooo:rsid="0067b549" style:font-weight-asian="normal" style:font-weight-complex="normal"/>
    </style:style>
    <style:style style:name="T20" style:family="text">
      <style:text-properties style:text-underline-style="none" fo:font-weight="normal" officeooo:rsid="006808b2" style:font-weight-asian="normal" style:font-weight-complex="normal"/>
    </style:style>
    <style:style style:name="T21" style:family="text">
      <style:text-properties style:text-underline-style="none" fo:font-weight="normal" officeooo:rsid="006976b3" style:font-weight-asian="normal" style:font-weight-complex="normal"/>
    </style:style>
    <style:style style:name="T22" style:family="text">
      <style:text-properties style:text-underline-style="none" fo:font-weight="normal" officeooo:rsid="007a65c6" style:font-weight-asian="normal" style:font-weight-complex="normal"/>
    </style:style>
    <style:style style:name="T23" style:family="text">
      <style:text-properties style:text-underline-style="none" fo:font-weight="normal" officeooo:rsid="007eeb9a" style:font-weight-asian="normal" style:font-weight-complex="normal"/>
    </style:style>
    <style:style style:name="T24" style:family="text">
      <style:text-properties style:text-underline-style="none" fo:font-weight="normal" officeooo:rsid="0080a252" style:font-weight-asian="normal" style:font-weight-complex="normal"/>
    </style:style>
    <style:style style:name="T25" style:family="text">
      <style:text-properties style:text-underline-style="none" fo:font-weight="normal" officeooo:rsid="00837c24" style:font-weight-asian="normal" style:font-weight-complex="normal"/>
    </style:style>
    <style:style style:name="T26" style:family="text">
      <style:text-properties style:text-underline-style="none" fo:font-weight="normal" officeooo:rsid="00845061" style:font-weight-asian="normal" style:font-weight-complex="normal"/>
    </style:style>
    <style:style style:name="T27" style:family="text">
      <style:text-properties style:text-underline-style="none" fo:font-weight="normal" officeooo:rsid="008571f6" style:font-weight-asian="normal" style:font-weight-complex="normal"/>
    </style:style>
    <style:style style:name="T28" style:family="text">
      <style:text-properties style:text-underline-style="none" officeooo:rsid="00880287" style:font-weight-asian="normal" style:font-weight-complex="normal"/>
    </style:style>
    <style:style style:name="T29" style:family="text">
      <style:text-properties officeooo:rsid="001d4ae8"/>
    </style:style>
    <style:style style:name="T30" style:family="text">
      <style:text-properties officeooo:rsid="001d7e38"/>
    </style:style>
    <style:style style:name="T31" style:family="text">
      <style:text-properties officeooo:rsid="001d961a"/>
    </style:style>
    <style:style style:name="T32" style:family="text">
      <style:text-properties officeooo:rsid="001defe7"/>
    </style:style>
    <style:style style:name="T33" style:family="text">
      <style:text-properties officeooo:rsid="00210c83"/>
    </style:style>
    <style:style style:name="T34" style:family="text">
      <style:text-properties officeooo:rsid="00280213"/>
    </style:style>
    <style:style style:name="T35" style:family="text">
      <style:text-properties officeooo:rsid="002b2002"/>
    </style:style>
    <style:style style:name="T36" style:family="text">
      <style:text-properties officeooo:rsid="002d23f7"/>
    </style:style>
    <style:style style:name="T37" style:family="text">
      <style:text-properties officeooo:rsid="002dc8e7"/>
    </style:style>
    <style:style style:name="T38" style:family="text">
      <style:text-properties officeooo:rsid="002f7345"/>
    </style:style>
    <style:style style:name="T39" style:family="text">
      <style:text-properties officeooo:rsid="0030a79e"/>
    </style:style>
    <style:style style:name="T40" style:family="text">
      <style:text-properties officeooo:rsid="0033536b"/>
    </style:style>
    <style:style style:name="T41" style:family="text">
      <style:text-properties fo:color="#000000"/>
    </style:style>
    <style:style style:name="T42" style:family="text">
      <style:text-properties fo:color="#000000" style:text-underline-style="none" fo:font-weight="normal" officeooo:rsid="001c95ec" style:font-weight-asian="normal" style:font-weight-complex="normal"/>
    </style:style>
    <style:style style:name="T43" style:family="text">
      <style:text-properties fo:color="#000000" style:text-underline-style="none" fo:font-weight="normal" officeooo:rsid="003c01a3" style:font-weight-asian="normal" style:font-weight-complex="normal"/>
    </style:style>
    <style:style style:name="T44" style:family="text">
      <style:text-properties fo:color="#000000" style:text-underline-style="none" fo:font-weight="normal" officeooo:rsid="007a65c6" style:font-weight-asian="normal" style:font-weight-complex="normal"/>
    </style:style>
    <style:style style:name="T45" style:family="text">
      <style:text-properties fo:color="#000000" style:text-underline-style="none" fo:font-weight="normal" officeooo:rsid="007e64be" style:font-weight-asian="normal" style:font-weight-complex="normal"/>
    </style:style>
    <style:style style:name="T46" style:family="text">
      <style:text-properties officeooo:rsid="003c01a3"/>
    </style:style>
    <style:style style:name="T47" style:family="text">
      <style:text-properties fo:color="#bf0041"/>
    </style:style>
    <style:style style:name="T48" style:family="text">
      <style:text-properties fo:color="#bf0041" officeooo:rsid="003d07c7"/>
    </style:style>
    <style:style style:name="T49" style:family="text">
      <style:text-properties fo:color="#bf0041" style:text-underline-style="none" fo:font-weight="normal" officeooo:rsid="003b730e" style:font-weight-asian="normal" style:font-weight-complex="normal"/>
    </style:style>
    <style:style style:name="T50" style:family="text">
      <style:text-properties fo:color="#bf0041" officeooo:rsid="003edbfe"/>
    </style:style>
    <style:style style:name="T51" style:family="text">
      <style:text-properties fo:color="#bf0041" officeooo:rsid="004359ac"/>
    </style:style>
    <style:style style:name="T52" style:family="text">
      <style:text-properties fo:color="#bf0041" officeooo:rsid="0044fc6f"/>
    </style:style>
    <style:style style:name="T53" style:family="text">
      <style:text-properties fo:color="#bf0041" officeooo:rsid="0041d3a9"/>
    </style:style>
    <style:style style:name="T54" style:family="text">
      <style:text-properties fo:color="#bf0041" officeooo:rsid="0046ec29"/>
    </style:style>
    <style:style style:name="T55" style:family="text">
      <style:text-properties fo:color="#bf0041" officeooo:rsid="004756b4"/>
    </style:style>
    <style:style style:name="T56" style:family="text">
      <style:text-properties fo:color="#bf0041" officeooo:rsid="0048b38d"/>
    </style:style>
    <style:style style:name="T57" style:family="text">
      <style:text-properties fo:color="#bf0041" officeooo:rsid="0048c0ba"/>
    </style:style>
    <style:style style:name="T58" style:family="text">
      <style:text-properties fo:color="#c9211e"/>
    </style:style>
    <style:style style:name="T59" style:family="text">
      <style:text-properties fo:color="#c9211e" style:text-position="33% 80%"/>
    </style:style>
    <style:style style:name="T60" style:family="text">
      <style:text-properties officeooo:rsid="004da53b"/>
    </style:style>
    <style:style style:name="T61" style:family="text">
      <style:text-properties officeooo:rsid="0021b50a"/>
    </style:style>
    <style:style style:name="T62" style:family="text">
      <style:text-properties officeooo:rsid="0050a964"/>
    </style:style>
    <style:style style:name="T63" style:family="text">
      <style:text-properties officeooo:rsid="005104b3"/>
    </style:style>
    <style:style style:name="T64" style:family="text">
      <style:text-properties officeooo:rsid="00526583"/>
    </style:style>
    <style:style style:name="T65" style:family="text">
      <style:text-properties officeooo:rsid="0053d7a9"/>
    </style:style>
    <style:style style:name="T66" style:family="text">
      <style:text-properties officeooo:rsid="00549076"/>
    </style:style>
    <style:style style:name="T67" style:family="text">
      <style:text-properties officeooo:rsid="0058e939"/>
    </style:style>
    <style:style style:name="T68" style:family="text">
      <style:text-properties officeooo:rsid="005b4af0"/>
    </style:style>
    <style:style style:name="T69" style:family="text">
      <style:text-properties officeooo:rsid="005d7b80"/>
    </style:style>
    <style:style style:name="T70" style:family="text">
      <style:text-properties officeooo:rsid="006dd982"/>
    </style:style>
    <style:style style:name="T71" style:family="text">
      <style:text-properties officeooo:rsid="006e9e12"/>
    </style:style>
    <style:style style:name="T72" style:family="text">
      <style:text-properties officeooo:rsid="007030c3"/>
    </style:style>
    <style:style style:name="T73" style:family="text">
      <style:text-properties officeooo:rsid="00720a07"/>
    </style:style>
    <style:style style:name="T74" style:family="text">
      <style:text-properties officeooo:rsid="007298b0"/>
    </style:style>
    <style:style style:name="T75" style:family="text">
      <style:text-properties officeooo:rsid="00758ae5"/>
    </style:style>
    <style:style style:name="T76" style:family="text">
      <style:text-properties officeooo:rsid="0078c99c"/>
    </style:style>
    <style:style style:name="T77" style:family="text">
      <style:text-properties officeooo:rsid="007ca693"/>
    </style:style>
    <style:style style:name="T78" style:family="text">
      <style:text-properties officeooo:rsid="007ccc70"/>
    </style:style>
    <style:style style:name="T79" style:family="text">
      <style:text-properties fo:font-variant="normal" fo:text-transform="none" fo:color="#dcddde" style:font-name="Whitney" fo:font-size="12pt" fo:letter-spacing="normal" fo:font-style="normal"/>
    </style:style>
    <style:style style:name="T80" style:family="text">
      <style:text-properties fo:font-variant="normal" fo:text-transform="none" fo:color="#dcddde" fo:font-size="12pt" fo:letter-spacing="normal" fo:font-style="normal"/>
    </style:style>
    <style:style style:name="T81" style:family="text">
      <style:text-properties fo:font-variant="normal" fo:text-transform="none" fo:font-size="12pt" fo:letter-spacing="normal" fo:font-style="normal"/>
    </style:style>
    <style:style style:name="T82" style:family="text">
      <style:text-properties fo:font-variant="normal" fo:text-transform="none" fo:font-size="12pt" fo:letter-spacing="normal" fo:font-style="normal" officeooo:rsid="0088028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UTLINE FOR MULTIMODAL RESEARCH FOCUS: <text:span text:style-name="T1">ADDICTION TREATMENT</text:span></text:p>
      <text:p text:style-name="P1"/>
      <text:p text:style-name="P2">Two Focused Areas of looking for contextual data and corollaries…<text:line-break/><text:span text:style-name="T3">-Primarily focused on investigating compulsive behavior patterns and drawing a correlation between bad habits formed by the nature of individual compulsive behaviors addressing per patient approaches</text:span></text:p>
      <text:p text:style-name="P13"><text:span text:style-name="T5"><text:s/>--Dualistic </text:span><text:span text:style-name="T6">focus</text:span><text:span text:style-name="T5">: Two potential culprits that exacerbate compulsive behavior</text:span></text:p>
      <text:p text:style-name="P5"><text:s/>+Episodic traumatic events that may impact the human psyche</text:p>
      <text:p text:style-name="P5"><text:s/>+Executive cognitive functioning abnormalities</text:p>
      <text:p text:style-name="P6">-Abandon ABA and 12 step approach, as it is a failure and the Portugal model can prove this. </text:p>
      <text:p text:style-name="P6"><text:span text:style-name="T29">--Replace ABA with a more ethical interventional approach that seeks to counteract bad/unwanted behaviors with more favorable/proactive behaviors </text:span><text:span text:style-name="T30">which is focused on dualistic focus</text:span><text:span text:style-name="T29">.</text:span></text:p>
      <text:p text:style-name="P6"><text:s/><text:span text:style-name="T31">+provide productive/positive channeling mechanisms for compulsive behavior patterns unique to patients </text:span><text:span text:style-name="T32">(coping strategies through non-exacerbated condition reinforcement techniques)</text:span></text:p>
      <text:p text:style-name="P6"><text:s/><text:span text:style-name="T33">++channeling behavior in a way it is not maladaptive.</text:span></text:p>
      <text:p text:style-name="P6">--<text:span text:style-name="T60">Based on “deriving compulsive behavior model” look into use of Lee Cronin’s “Assembly Theory”</text:span></text:p>
      <text:p text:style-name="P9">++How impulsive behaviors group up to make up compulsive behaviors, which then can group up to become reinforcement behaviors or maladaptive behaviors. When compulsive behaviors group up to become reinforcement behaviors, they have the potential to transition to maladaptive behaviors and vice versa. Behaviors are assumed to be derived on a spectrum <text:span text:style-name="T67">of functional and diversified polar parts that make up wholes with associations to one another</text:span>. Behaviors are made up of genetic parts that form a genetic whole that affect cognitive and bodily functioning throughout the human life span.</text:p>
      <text:p text:style-name="P43">+++consider re-approaching treatment model to encapsulate a neuropsychological-analytical <text:span text:style-name="T61">(term as neuro</text:span><text:span text:style-name="T63">psycho</text:span><text:span text:style-name="T61">-ana</text:span><text:span text:style-name="T62">l</text:span><text:span text:style-name="T61">ytical?)</text:span> approach</text:p>
      <text:p text:style-name="P43">---<text:span text:style-name="T66">Many studies form a bias that impulsive behavior forms to compulsive behavior, rather than looking more into how compulsive behavior is actually derived.</text:span></text:p>
      <text:p text:style-name="P44">++++develop a network flow model deriving compulsive behavior</text:p>
      <text:p text:style-name="P6"/>
      <text:p text:style-name="P67">Loop Counter argument:</text:p>
      <text:p text:style-name="P62"><text:span text:style-name="T28">-</text:span><text:span text:style-name="T81">Any time a neural pathway affiliated with a behavior is reinforced(myelination occurs) via positive/negative reinforcement/punishment you are conditioning your brain to perceive the stimuli which produced that behavior and the behavior itself with the experienced outcome, eventually this encourages a pattern of behavior to occur in that way regardless of whether or not it is beneficial, your brain cant tell good from bad it just sees a stimulus and outcome, over time conditioning unhealthy responses to stimuli will yield addiction behavior. It is important to keep in mind that this primarily applies to psychological addiction, chemical addiction operates similarly but there is less cognitive involvement in the conditioning/reinforcement and the process is almost entirely governed by biochemistry</text:span></text:p>
      <text:p text:style-name="P62"><text:span text:style-name="T81">--</text:span><text:span text:style-name="T82">loop counter; hits a certain threshold where a behavior is a conditioned response</text:span></text:p>
      <text:p text:style-name="P62"><text:span text:style-name="T82"/></text:p>
      <text:p text:style-name="P8">Questions:</text:p>
      <text:p text:style-name="P8">Are there similarities and differences between neurotic and psychotic traits with regard to compulsive behavior?</text:p>
      <text:p text:style-name="P8"/>
      <text:p text:style-name="P65"/>
      <text:p text:style-name="P6"/>
      <text:p text:style-name="P4">LEE CRONIN’S ASSEMBLY THEORY:<text:span text:style-name="T3"> </text:span><text:a xlink:type="simple" xlink:href="https://www.nature.com/articles/s41467-021-23258-x" text:style-name="Internet_20_link" text:visited-style-name="Visited_20_Internet_20_Link">https://www.nature.com/articles/s41467-021-23258-x</text:a></text:p>
      <text:p text:style-name="P6"/>
      <text:p text:style-name="P3">KEY STUDIES AND CORRELATIONS <text:span text:style-name="T69">REGARDING DERIVING COMPULSIVE BEHAVIOR</text:span></text:p>
      <text:p text:style-name="P7"><text:a xlink:type="simple" xlink:href="https://www.nature.com/articles/s41398-019-0559-6" text:style-name="Internet_20_link" text:visited-style-name="Visited_20_Internet_20_Link"/></text:p>
      <text:p text:style-name="P7"><text:soft-page-break/><text:a xlink:type="simple" xlink:href="https://www.nature.com/articles/s41398-019-0559-6" text:style-name="Internet_20_link" text:visited-style-name="Visited_20_Internet_20_Link">https://www.nature.com/articles/s41398-019-0559-6</text:a></text:p>
      <text:p text:style-name="P7">-“compulsive behavior is indirectly regulated by peripheral insulin signaling”</text:p>
      <text:p text:style-name="P15"><text:span text:style-name="T11">--”</text:span>insulin-related signaling pathways are involved in compulsive behavior”</text:p>
      <text:p text:style-name="P16">---”could negatively impact on dendritic spine and synapse formation”;<text:span text:style-name="T34">synaptic pruning overtime</text:span></text:p>
      <text:p text:style-name="P16">----”association between white matter integrity and compulsive behavior”</text:p>
      <text:p text:style-name="P32">+could be a relationship between the body’s ability to regulate insulin/<text:span text:style-name="T37">blood sugar</text:span> and compulsive behavior</text:p>
      <text:p text:style-name="P7"><text:a xlink:type="simple" xlink:href="https://journals.plos.org/plosone/article?id=10.1371/journal.pone.0080151" text:style-name="Internet_20_link" text:visited-style-name="Visited_20_Internet_20_Link"/></text:p>
      <text:p text:style-name="P7"><text:a xlink:type="simple" xlink:href="https://journals.plos.org/plosone/article?id=10.1371/journal.pone.0080151" text:style-name="Internet_20_link" text:visited-style-name="Visited_20_Internet_20_Link">https://journals.plos.org/plosone/article?id=10.1371/journal.pone.0080151</text:a></text:p>
      <text:p text:style-name="P15"><text:span text:style-name="T11">-”</text:span>A broader, more inclusive definition would be that compulsivity entails actions inappropriate to the situation which persist, have no obvious relationship to the overall goal and often result in undesirable consequences; it reflects the aberrant dysregulation of stimulus-response habit learning [<text:a xlink:type="simple" xlink:href="https://journals.plos.org/plosone/article?id=10.1371/journal.pone.0080151#B2" text:style-name="Internet_20_link" text:visited-style-name="Visited_20_Internet_20_Link">2</text:a>]. It can be differentiated from obsessionnality, which describes the state of being preoccupied or occupied by a specific thought or act and represents the cognitive phenomenon related to compulsivity [<text:a xlink:type="simple" xlink:href="https://journals.plos.org/plosone/article?id=10.1371/journal.pone.0080151#B6" text:style-name="Internet_20_link" text:visited-style-name="Visited_20_Internet_20_Link">6</text:a>], which is observed at a behavioral level.”</text:p>
      <text:p text:style-name="P15">--”comprises a group of disorders” <text:span text:style-name="T38">ranging from the psychiatric to the neurological spectrum of diagnostic criteria of comorbid condition possibilities</text:span></text:p>
      <text:p text:style-name="P15">---”progression from aberrant positive behavioral reinforcement (impulsivity) to negative reinforcement (compulsivity) in addiction is well documented in animal models”</text:p>
      <text:p text:style-name="P33">+impulsive progresses to compulsive?</text:p>
      <text:p text:style-name="P17"><text:span text:style-name="T39">----”</text:span>proposing two transdiagnostic dimensions, impulsivity and compulsivity, as endophenotypes to explain comorbidity between psychiatric disorders, hypothesized that both impulsivity and compulsivity were involved in substance use disorders” </text:p>
      <text:p text:style-name="P18">-----”substance use disorders and OCD share compulsive behaviors that are reinforced by relieving distress”</text:p>
      <text:p text:style-name="P19">------”There is indirect evidence that these behavioral spectra also differentiate at a cognitive and neural level. ”</text:p>
      <text:p text:style-name="P31">+correlation between comorbid conditions and association with compulsive behavior, <text:span text:style-name="T35">although our </text:span><text:span text:style-name="T36">general</text:span><text:span text:style-name="T35"> model should expand beyond psychiatry and into areas like neurological/cognitive based disorders </text:span><text:span text:style-name="T40">(endophenotypes)</text:span></text:p>
      <text:p text:style-name="P30">+association with distress and level of cognitive load?</text:p>
      <text:p text:style-name="P35">-------”differences between patients and controls could also reflect consequences of the long-standing illness, and its treatment”</text:p>
      <text:p text:style-name="P34">+we should not assume a one size fits all model approach to remediation treatment.</text:p>
      <text:p text:style-name="P42"/>
      <text:p text:style-name="P36"><text:a xlink:type="simple" xlink:href="https://www.nature.com/articles/s41398-021-01773-1" text:style-name="Internet_20_link" text:visited-style-name="Visited_20_Internet_20_Link">https://www.nature.com/articles/s41398-021-01773-1</text:a></text:p>
      <text:p text:style-name="P36">-“Traditional classification systems, such as the Diagnostic and Statistical Manual (DSM) and International Classification of Diseases (ICD), remain the primary means for classifying psychopathology. However, there is mounting evidence that diagnostic categories do not capture the natural organization of psychopathology symptoms, thus impeding identification of underlying neurobiological substrates”</text:p>
      <text:p text:style-name="P14"><text:span text:style-name="T42">-”</text:span>This has led to calls for empirically-based approaches to study psychiatric nosology that will foster the neuroscientific discovery of pathogenic mechanisms across multiple levels of analysis [i.e., symptom, cognitive, neurobiological, [<text:bookmark text:name="ref-link-section-d32917225e616"/><text:a xlink:type="simple" xlink:href="https://www.nature.com/articles/s41398-021-01773-1#ref-CR6" text:style-name="Internet_20_link" text:visited-style-name="Visited_20_Internet_20_Link">6</text:a>,<text:bookmark text:name="ref-link-section-d32917225e616_1"/><text:a xlink:type="simple" xlink:href="https://www.nature.com/articles/s41398-021-01773-1#ref-CR7" text:style-name="Internet_20_link" text:visited-style-name="Visited_20_Internet_20_Link">7</text:a>,<text:bookmark text:name="ref-link-section-d32917225e616_2"/><text:a xlink:type="simple" xlink:href="https://www.nature.com/articles/s41398-021-01773-1#ref-CR8" text:style-name="Internet_20_link" text:visited-style-name="Visited_20_Internet_20_Link">8</text:a>,<text:bookmark text:name="ref-link-section-d32917225e619"/><text:a xlink:type="simple" xlink:href="https://www.nature.com/articles/s41398-021-01773-1#ref-CR9" text:style-name="Internet_20_link" text:visited-style-name="Visited_20_Internet_20_Link">9</text:a>]]. Data-driven approaches are essential in identifying psychiatric biomarkers [<text:bookmark text:name="ref-link-section-d32917225e622"/><text:a xlink:type="simple" xlink:href="https://www.nature.com/articles/s41398-021-01773-1#ref-CR10" text:style-name="Internet_20_link" text:visited-style-name="Visited_20_Internet_20_Link">10</text:a>, <text:bookmark text:name="ref-link-section-d32917225e626"/><text:a xlink:type="simple" xlink:href="https://www.nature.com/articles/s41398-021-01773-1#ref-CR11" text:style-name="Internet_20_link" text:visited-style-name="Visited_20_Internet_20_Link">11</text:a>] and the development of more effective, personalized treatments”</text:p>
      <text:p text:style-name="P46">+Limited in scope; as it does not assess neuropathological symptoms/<text:span text:style-name="T46">bio</text:span>markers of behavior with respect to underlying neurobiological substrates.</text:p>
      <text:p text:style-name="P47">++we must look into neurological biomarkers more effectively</text:p>
      <text:p text:style-name="P20"><text:soft-page-break/><text:span text:style-name="T43">--”</text:span>While such brain-based clusters may have the potential to unearth biological substrates of psychopathology [<text:bookmark text:name="ref-link-section-d32917225e647"/><text:a xlink:type="simple" xlink:href="https://www.nature.com/articles/s41398-021-01773-1#ref-CR5" text:style-name="Internet_20_link" text:visited-style-name="Visited_20_Internet_20_Link">5</text:a>, <text:bookmark text:name="ref-link-section-d32917225e650"/><text:a xlink:type="simple" xlink:href="https://www.nature.com/articles/s41398-021-01773-1#ref-CR15" text:style-name="Internet_20_link" text:visited-style-name="Visited_20_Internet_20_Link">15</text:a>, <text:bookmark text:name="ref-link-section-d32917225e654"/><text:a xlink:type="simple" xlink:href="https://www.nature.com/articles/s41398-021-01773-1#ref-CR17" text:style-name="Internet_20_link" text:visited-style-name="Visited_20_Internet_20_Link">17</text:a>], the variability associated with biological data risks detection of biotypes unrelated to psychiatric presentation”</text:p>
      <text:p text:style-name="P50">++a double-edged sword</text:p>
      <text:p text:style-name="P20"><text:span text:style-name="T46">--”</text:span>An alternative approach is to apply clustering to so-called intermediate phenotypes [<text:bookmark text:name="ref-link-section-d32917225e660"/><text:a xlink:type="simple" xlink:href="https://www.nature.com/articles/s41398-021-01773-1#ref-CR1" text:style-name="Internet_20_link" text:visited-style-name="Visited_20_Internet_20_Link">1</text:a>, <text:bookmark text:name="ref-link-section-d32917225e663"/><text:a xlink:type="simple" xlink:href="https://www.nature.com/articles/s41398-021-01773-1#ref-CR2" text:style-name="Internet_20_link" text:visited-style-name="Visited_20_Internet_20_Link">2</text:a>, <text:bookmark text:name="ref-link-section-d32917225e666"/><text:a xlink:type="simple" xlink:href="https://www.nature.com/articles/s41398-021-01773-1#ref-CR4" text:style-name="Internet_20_link" text:visited-style-name="Visited_20_Internet_20_Link">4</text:a>, <text:bookmark text:name="ref-link-section-d32917225e669"/><text:a xlink:type="simple" xlink:href="https://www.nature.com/articles/s41398-021-01773-1#ref-CR19" text:style-name="Internet_20_link" text:visited-style-name="Visited_20_Internet_20_Link">19</text:a>,<text:bookmark text:name="ref-link-section-d32917225e669_1"/><text:a xlink:type="simple" xlink:href="https://www.nature.com/articles/s41398-021-01773-1#ref-CR20" text:style-name="Internet_20_link" text:visited-style-name="Visited_20_Internet_20_Link">20</text:a>,<text:bookmark text:name="ref-link-section-d32917225e673"/><text:a xlink:type="simple" xlink:href="https://www.nature.com/articles/s41398-021-01773-1#ref-CR21" text:style-name="Internet_20_link" text:visited-style-name="Visited_20_Internet_20_Link">21</text:a>]. Here, intermediate phenotypes are derived from the behavior and cognitive function rather than just clinical symptomatology. Critically, previous work has shown that intermediate phenotypes track variation in clinical symptoms across multiple disorders [<text:bookmark text:name="ref-link-section-d32917225e676"/><text:a xlink:type="simple" xlink:href="https://www.nature.com/articles/s41398-021-01773-1#ref-CR3" text:style-name="Internet_20_link" text:visited-style-name="Visited_20_Internet_20_Link">3</text:a>], and can be mapped onto underlying brain structure and function [<text:bookmark text:name="ref-link-section-d32917225e679"/><text:a xlink:type="simple" xlink:href="https://www.nature.com/articles/s41398-021-01773-1#ref-CR2" text:style-name="Internet_20_link" text:visited-style-name="Visited_20_Internet_20_Link">2</text:a>, <text:bookmark text:name="ref-link-section-d32917225e682"/><text:a xlink:type="simple" xlink:href="https://www.nature.com/articles/s41398-021-01773-1#ref-CR19" text:style-name="Internet_20_link" text:visited-style-name="Visited_20_Internet_20_Link">19</text:a>, <text:bookmark text:name="ref-link-section-d32917225e685"/><text:a xlink:type="simple" xlink:href="https://www.nature.com/articles/s41398-021-01773-1#ref-CR21" text:style-name="Internet_20_link" text:visited-style-name="Visited_20_Internet_20_Link">21</text:a>]. This approach has been shown to be more sensitive to detect neural correlates in psychiatric patients than conventional case-control comparisons [<text:bookmark text:name="ref-link-section-d32917225e688"/><text:a xlink:type="simple" xlink:href="https://www.nature.com/articles/s41398-021-01773-1#ref-CR2" text:style-name="Internet_20_link" text:visited-style-name="Visited_20_Internet_20_Link">2</text:a>, <text:bookmark text:name="ref-link-section-d32917225e692"/><text:a xlink:type="simple" xlink:href="https://www.nature.com/articles/s41398-021-01773-1#ref-CR19" text:style-name="Internet_20_link" text:visited-style-name="Visited_20_Internet_20_Link">19</text:a>], revealing new insights into psychopathology.”</text:p>
      <text:p text:style-name="P20"><text:span text:style-name="T47">---”Compulsivity is an intermediate phenotype, defined by rigid, repetitive, and functionally impairing behaviors [</text:span><text:bookmark text:name="ref-link-section-d32917225e698"/><text:a xlink:type="simple" xlink:href="https://www.nature.com/articles/s41398-021-01773-1#ref-CR22" text:style-name="Internet_20_link" text:visited-style-name="Visited_20_Internet_20_Link">22</text:a><text:span text:style-name="T47">], that is relevant to understanding and treating a variety of mental health disorders [</text:span><text:bookmark text:name="ref-link-section-d32917225e701"/><text:a xlink:type="simple" xlink:href="https://www.nature.com/articles/s41398-021-01773-1#ref-CR23" text:style-name="Internet_20_link" text:visited-style-name="Visited_20_Internet_20_Link">23</text:a><text:span text:style-name="T47">]. Individual differences in compulsivity underlie vulnerability to disorders including obsessive-compulsive disorder (OCD), substance and behavioral addictions [</text:span><text:bookmark text:name="ref-link-section-d32917225e704"/><text:a xlink:type="simple" xlink:href="https://www.nature.com/articles/s41398-021-01773-1#ref-CR2" text:style-name="Internet_20_link" text:visited-style-name="Visited_20_Internet_20_Link">2</text:a><text:span text:style-name="T47">, </text:span><text:bookmark text:name="ref-link-section-d32917225e707"/><text:a xlink:type="simple" xlink:href="https://www.nature.com/articles/s41398-021-01773-1#ref-CR24" text:style-name="Internet_20_link" text:visited-style-name="Visited_20_Internet_20_Link">24</text:a><text:span text:style-name="T47">,</text:span><text:bookmark text:name="ref-link-section-d32917225e707_1"/><text:a xlink:type="simple" xlink:href="https://www.nature.com/articles/s41398-021-01773-1#ref-CR25" text:style-name="Internet_20_link" text:visited-style-name="Visited_20_Internet_20_Link">25</text:a><text:span text:style-name="T47">,</text:span><text:bookmark text:name="ref-link-section-d32917225e710"/><text:a xlink:type="simple" xlink:href="https://www.nature.com/articles/s41398-021-01773-1#ref-CR26" text:style-name="Internet_20_link" text:visited-style-name="Visited_20_Internet_20_Link">26</text:a><text:span text:style-name="T47">]. Compulsivity also exists outside psychiatric diagnoses, with problematic behavior frequently evident at subclinical and community-based levels [</text:span><text:bookmark text:name="ref-link-section-d32917225e714"/><text:a xlink:type="simple" xlink:href="https://www.nature.com/articles/s41398-021-01773-1#ref-CR3" text:style-name="Internet_20_link" text:visited-style-name="Visited_20_Internet_20_Link">3</text:a><text:span text:style-name="T47">, </text:span><text:bookmark text:name="ref-link-section-d32917225e717"/><text:a xlink:type="simple" xlink:href="https://www.nature.com/articles/s41398-021-01773-1#ref-CR4" text:style-name="Internet_20_link" text:visited-style-name="Visited_20_Internet_20_Link">4</text:a><text:span text:style-name="T47">]. Despite shared cognitive and neurobiological underpinnings [</text:span><text:bookmark text:name="ref-link-section-d32917225e720"/><text:a xlink:type="simple" xlink:href="https://www.nature.com/articles/s41398-021-01773-1#ref-CR24" text:style-name="Internet_20_link" text:visited-style-name="Visited_20_Internet_20_Link">24</text:a><text:span text:style-name="T47">, </text:span><text:bookmark text:name="ref-link-section-d32917225e723"/><text:a xlink:type="simple" xlink:href="https://www.nature.com/articles/s41398-021-01773-1#ref-CR25" text:style-name="Internet_20_link" text:visited-style-name="Visited_20_Internet_20_Link">25</text:a><text:span text:style-name="T47">], the causes of compulsive behaviors have traditionally been examined in the context of specific diagnostic categories [</text:span><text:bookmark text:name="ref-link-section-d32917225e726"/><text:a xlink:type="simple" xlink:href="https://www.nature.com/articles/s41398-021-01773-1#ref-CR27" text:style-name="Internet_20_link" text:visited-style-name="Visited_20_Internet_20_Link">27</text:a><text:span text:style-name="T47">,</text:span><text:bookmark text:name="ref-link-section-d32917225e726_1"/><text:a xlink:type="simple" xlink:href="https://www.nature.com/articles/s41398-021-01773-1#ref-CR28" text:style-name="Internet_20_link" text:visited-style-name="Visited_20_Internet_20_Link">28</text:a><text:span text:style-name="T47">,</text:span><text:bookmark text:name="ref-link-section-d32917225e729"/><text:a xlink:type="simple" xlink:href="https://www.nature.com/articles/s41398-021-01773-1#ref-CR29" text:style-name="Internet_20_link" text:visited-style-name="Visited_20_Internet_20_Link">29</text:a><text:span text:style-name="T47">] or rely on one or two laboratory measures to explain phenotypic variance [</text:span><text:bookmark text:name="ref-link-section-d32917225e733"/><text:a xlink:type="simple" xlink:href="https://www.nature.com/articles/s41398-021-01773-1#ref-CR30" text:style-name="Internet_20_link" text:visited-style-name="Visited_20_Internet_20_Link">30</text:a><text:span text:style-name="T47">,</text:span><text:bookmark text:name="ref-link-section-d32917225e733_1"/><text:a xlink:type="simple" xlink:href="https://www.nature.com/articles/s41398-021-01773-1#ref-CR31" text:style-name="Internet_20_link" text:visited-style-name="Visited_20_Internet_20_Link">31</text:a><text:span text:style-name="T47">,</text:span><text:bookmark text:name="ref-link-section-d32917225e736"/><text:a xlink:type="simple" xlink:href="https://www.nature.com/articles/s41398-021-01773-1#ref-CR32" text:style-name="Internet_20_link" text:visited-style-name="Visited_20_Internet_20_Link">32</text:a><text:span text:style-name="T47">]. This is problematic as compulsive behavior is not constrained to one clinical category and a single outcome measure can rarely be pathognomonic for complex psychiatric behavior, with disruptions often expressed across several measures”</text:span></text:p>
      <text:p text:style-name="P51"><text:span text:style-name="T47">+++addressing compulsivity as a </text:span><text:span text:style-name="T56">set of</text:span><text:span text:style-name="T47"> transdiagnostic phenotype</text:span><text:span text:style-name="T56">s</text:span><text:span text:style-name="T47"> (rather it should result in the generation of a transdiagnostic phenotype</text:span><text:span text:style-name="T56">)</text:span></text:p>
      <text:p text:style-name="P21"><text:span text:style-name="T48">----”</text:span><text:span text:style-name="T47">compulsivity is highly multifaceted [</text:span><text:bookmark text:name="ref-link-section-d32917225e751"/><text:a xlink:type="simple" xlink:href="https://www.nature.com/articles/s41398-021-01773-1#ref-CR33" text:style-name="Internet_20_link" text:visited-style-name="Visited_20_Internet_20_Link">33</text:a><text:span text:style-name="T47">, </text:span><text:bookmark text:name="ref-link-section-d32917225e754"/><text:a xlink:type="simple" xlink:href="https://www.nature.com/articles/s41398-021-01773-1#ref-CR34" text:style-name="Internet_20_link" text:visited-style-name="Visited_20_Internet_20_Link">34</text:a><text:span text:style-name="T47">] and our understanding of how it should be operationalized and measured remains in its infancy</text:span><text:span text:style-name="T48">”</text:span></text:p>
      <text:p text:style-name="P22"><text:span text:style-name="T49">-----”</text:span><text:span text:style-name="T47">In particular, compulsivity research has tended to focus on ‘cool’ cognitive processes (i.e., processes that operate in affectively neutral contexts [</text:span><text:bookmark text:name="ref-link-section-d32917225e761"/><text:a xlink:type="simple" xlink:href="https://www.nature.com/articles/s41398-021-01773-1#ref-CR35" text:style-name="Internet_20_link" text:visited-style-name="Visited_20_Internet_20_Link">35</text:a><text:span text:style-name="T47">]) over ‘hot’ processes (i.e., processes that operate in motivationally and emotionally significant situations). This is despite the widely accepted role of affect dysregulation in addiction and OCD [</text:span><text:bookmark text:name="ref-link-section-d32917225e764"/><text:a xlink:type="simple" xlink:href="https://www.nature.com/articles/s41398-021-01773-1#ref-CR24" text:style-name="Internet_20_link" text:visited-style-name="Visited_20_Internet_20_Link">24</text:a><text:span text:style-name="T47">, </text:span><text:bookmark text:name="ref-link-section-d32917225e767"/><text:a xlink:type="simple" xlink:href="https://www.nature.com/articles/s41398-021-01773-1#ref-CR36" text:style-name="Internet_20_link" text:visited-style-name="Visited_20_Internet_20_Link">36</text:a><text:span text:style-name="T47">] and research showing disturbances in affective processes may contribute to symptom presentation [</text:span><text:bookmark text:name="ref-link-section-d32917225e770"/><text:a xlink:type="simple" xlink:href="https://www.nature.com/articles/s41398-021-01773-1#ref-CR25" text:style-name="Internet_20_link" text:visited-style-name="Visited_20_Internet_20_Link">25</text:a><text:span text:style-name="T47">, </text:span><text:bookmark text:name="ref-link-section-d32917225e773"/><text:a xlink:type="simple" xlink:href="https://www.nature.com/articles/s41398-021-01773-1#ref-CR28" text:style-name="Internet_20_link" text:visited-style-name="Visited_20_Internet_20_Link">28</text:a><text:span text:style-name="T47">, </text:span><text:bookmark text:name="ref-link-section-d32917225e777"/><text:a xlink:type="simple" xlink:href="https://www.nature.com/articles/s41398-021-01773-1#ref-CR34" text:style-name="Internet_20_link" text:visited-style-name="Visited_20_Internet_20_Link">34</text:a><text:span text:style-name="T47">]. For example, biased learning of emotionally-relevant stimuli and responses may promote persistence of maladaptive behavior in OCD [</text:span><text:bookmark text:name="ref-link-section-d32917225e780"/><text:a xlink:type="simple" xlink:href="https://www.nature.com/articles/s41398-021-01773-1#ref-CR37" text:style-name="Internet_20_link" text:visited-style-name="Visited_20_Internet_20_Link">37</text:a><text:span text:style-name="T47">, </text:span><text:bookmark text:name="ref-link-section-d32917225e783"/><text:a xlink:type="simple" xlink:href="https://www.nature.com/articles/s41398-021-01773-1#ref-CR38" text:style-name="Internet_20_link" text:visited-style-name="Visited_20_Internet_20_Link">38</text:a><text:span text:style-name="T47">] and addiction [</text:span><text:bookmark text:name="ref-link-section-d32917225e786"/><text:a xlink:type="simple" xlink:href="https://www.nature.com/articles/s41398-021-01773-1#ref-CR38" text:style-name="Internet_20_link" text:visited-style-name="Visited_20_Internet_20_Link">38</text:a><text:span text:style-name="T47">, </text:span><text:bookmark text:name="ref-link-section-d32917225e789"/><text:a xlink:type="simple" xlink:href="https://www.nature.com/articles/s41398-021-01773-1#ref-CR39" text:style-name="Internet_20_link" text:visited-style-name="Visited_20_Internet_20_Link">39</text:a><text:span text:style-name="T47">]. Here, we have conceptualized poor affect processing and regulation as being implicated in compulsive behavior and therefore selected a set of measures tightly linked to intermediate affective processes relevant to compulsivity. Intermediate affective processes being those that mediate the relationship between affective neurocircuitry (e.g., limbic circuits) and overt mood symptoms (e.g., anxiety).”</text:span></text:p>
      <text:p text:style-name="P48">+++++we have a poor understanding of balancing cognitive load with respect to compulsive behaviors</text:p>
      <text:p text:style-name="P23"><text:span text:style-name="T50">------”</text:span><text:span text:style-name="T47">Stress and hormonal stress response systems have been shown to promote habitual behavior in compulsive disorders</text:span><text:span text:style-name="T50">”</text:span></text:p>
      <text:p text:style-name="P52"><text:span text:style-name="T50">+</text:span><text:span text:style-name="T52">+++++</text:span><text:span text:style-name="T47">look into relationship between cognitive load and stress response, especially from a genetic hormonal imbalance based perspective.</text:span></text:p>
      <text:p text:style-name="P53"><text:span text:style-name="T47">+</text:span><text:span text:style-name="T51">+</text:span><text:span text:style-name="T52">++++</text:span><text:span text:style-name="T47">reward vs punishment focused analysis; biased approach, perhaps look into reinforcement learning avenue that does not assume a reward vs punishment based approach</text:span></text:p>
      <text:p text:style-name="P24"><text:span text:style-name="T53">------”</text:span><text:span text:style-name="T47">psychological self-report measures of stress, experiential avoidance, and compulsive behavior respectively, assessed poor perceived coping with emotional situations, disproportionate negative evaluation of aversive emotions, and over-use of avoidance behaviors to manage emotions</text:span><text:span text:style-name="T53">”</text:span></text:p>
      <text:p text:style-name="P54"><text:span text:style-name="T53">+</text:span><text:span text:style-name="T47">+++++root of this problem is ambiguous; must investigate other possible avenues.</text:span></text:p>
      <text:p text:style-name="P25"><text:soft-page-break/><text:span text:style-name="T54">-------”</text:span><text:span text:style-name="T47">Evidence from animal and human studies indicates a crucial role of the amygdala in affective processing [</text:span><text:bookmark text:name="ref-link-section-d32917225e829"/><text:a xlink:type="simple" xlink:href="https://www.nature.com/articles/s41398-021-01773-1#ref-CR50" text:style-name="Internet_20_link" text:visited-style-name="Visited_20_Internet_20_Link">50</text:a><text:span text:style-name="T47">]. Interactions among large-scale brain networks and the amygdala subserve many of the psychological and cognitive processes involved in affective processing”</text:span></text:p>
      <text:p text:style-name="P49">+++++++investigate lesions in subregions of amygdala and their correlation to psychopathology and neuropathology based compulsive behaviors </text:p>
      <text:p text:style-name="P26"><text:span text:style-name="T55">------”</text:span><text:span text:style-name="T47">proof-of-concept study, our broad aim was to identify naturally occurring transdiagnostic phenotypes of compulsivity</text:span><text:span text:style-name="T55">”</text:span></text:p>
      <text:p text:style-name="P27"><text:span text:style-name="T55">+</text:span><text:span text:style-name="T57">+++++++there is potential for </text:span><text:span text:style-name="T47">trait-driven behavioral tendencies </text:span><text:span text:style-name="T57">to form</text:span><text:span text:style-name="T47"> into habitual, compulsive behaviors</text:span></text:p>
      <text:p text:style-name="P27"><text:span text:style-name="T41">-”</text:span>analyses utilized a general community sample with mild to moderate levels of compulsive behavior and thus did not capture healthy controls nor more severe clinical presentations. Pre-selecting vulnerable individuals with at least mild symptoms makes it difficult to draw conclusions about the nature of the subtype profiles in a healthy sample.”</text:p>
      <text:p text:style-name="P27"/>
      <text:p text:style-name="P27"><text:a xlink:type="simple" xlink:href="https://www.nature.com/articles/mp2015140" text:style-name="Internet_20_link" text:visited-style-name="Visited_20_Internet_20_Link">https://www.nature.com/articles/mp2015140</text:a></text:p>
      <text:p text:style-name="P61">-”Impulsivity is an endophenotype of vulnerability for compulsive behaviors. However, the neural mechanisms whereby impulsivity facilitates the development of compulsive disorders, such as addiction or obsessive compulsive disorder, remain unknown.”</text:p>
      <text:p text:style-name="P61">-”The definition of a neural circuit that contributes to impulsivity in its multifaceted forms and the associated vulnerability to develop compulsivity is one of the major objectives in the search for endophenotypes of neuropsychiatric disorders of the impulsive/compulsive spectrum.”</text:p>
      <text:p text:style-name="P27"><text:span text:style-name="T58">–”...theoretical framework of Bechara and Damasio</text:span><text:bookmark text:name="ref-link-section-d9481202e1740"/><text:a xlink:type="simple" xlink:href="https://www.nature.com/articles/mp2015140#ref-CR71" text:style-name="Internet_20_link" text:visited-style-name="Visited_20_Internet_20_Link"><text:span text:style-name="T59">71</text:span></text:a><text:span text:style-name="T58"> and Bechara and Van der Linden</text:span><text:bookmark text:name="ref-link-section-d9481202e1744"/><text:a xlink:type="simple" xlink:href="https://www.nature.com/articles/mp2015140#ref-CR72" text:style-name="Internet_20_link" text:visited-style-name="Visited_20_Internet_20_Link"><text:span text:style-name="T59">72</text:span></text:a><text:span text:style-name="T58"> suggesting that interoceptive mechanisms have a major role in regulating cognitive processes.”</text:span></text:p>
      <text:p text:style-name="P61">---”...corticostriatal processes governing control over internally driven urges, thereby facilitating impulsivity and hence the transition to compulsivity under stress.”</text:p>
      <text:p text:style-name="P40">+<text:span text:style-name="T68">++</text:span>focus of study; bias towards thinking impulsivity transitions to compulsivity under stress, since compulsive behavior can be naturally guided <text:span text:style-name="T64">behavior </text:span><text:span text:style-name="T65">to facilitate basic rudimentary cognitive functioning</text:span>.</text:p>
      <text:p text:style-name="P40"/>
      <text:p text:style-name="P41">THE 12 STEP MODEL ARGUMENT: <text:a xlink:type="simple" xlink:href="https://books.google.com/books?hl=en&amp;lr=&amp;id=_wjXDQAAQBAJ&amp;oi=fnd&amp;pg=PT6&amp;dq=compulsive+behaviors&amp;ots=zazQCFRB_i&amp;sig=6XkkkekyXY48Na4J9k6cjfrT2Ps#v=onepage&amp;q=compulsive%20behaviors&amp;f=false" text:style-name="Internet_20_link" text:visited-style-name="Visited_20_Internet_20_Link">https://books.google.com/books?hl=en&amp;lr=&amp;id=_wjXDQAAQBAJ&amp;oi=fnd&amp;pg=PT6&amp;dq=compulsive+behaviors&amp;ots=zazQCFRB_i&amp;sig=6XkkkekyXY48Na4J9k6cjfrT2Ps#v=onepage&amp;q=compulsive%20behaviors&amp;f=false</text:a></text:p>
      <text:p text:style-name="P55">-”Nearly all human beings have a deep desire to feel happy and to find peace of mind and soul. At times in our lives, most of us find this wholeness of peace and beauty, but then it slips away, only to return at another time. When it leaves us, we feel sadness and even a slight sense of mourning. This is one of the natural cycles of life, and it's not a cycle we can control. </text:p>
      <text:p text:style-name="P55"/>
      <text:p text:style-name="P55">To some extent, we can help these cycles along, but for the most part they're uncontrollableall of us must go through them. We can either accept these cycles and learn from them or fight them, searching instead for elusive happiness.</text:p>
      <text:p text:style-name="P56"/>
      <text:p text:style-name="P57">Addiction can be viewed as an attempt to control these uncontrollable cycles. When addicts use a particular object, such as a substance or an event to produce a desired mood change, they believe they can control these cycles, and at first they can. </text:p>
      <text:p text:style-name="P57">Addiction, on its most basic level, is an attempt to control and fulfill this desire for happiness. Addiction must be viewed as a process that is progressive. Addiction must be seen as an illness that undergoes continuous development from a definite, though often unclear, beginning toward an end point.”</text:p>
      <text:p text:style-name="P10"><text:soft-page-break/>+Assumes that a one size fits all process relates to addiction being an issue of compulsion control. <text:span text:style-name="T70">This issue of compulsion control is manifested by the capacity to stabilize emotion states </text:span><text:span text:style-name="T71">regarded as mood changing behavior</text:span><text:span text:style-name="T70"> according to this depreciated model. </text:span>The reality is that compulsions must be channeled and there is no one size fits all to channel such compulsions into reinforcement based behaviors, making this a nontrivial process at heart.</text:p>
      <text:p text:style-name="P11">+The goal is not to deter or punish maladaptive behavior<text:span text:style-name="T77"> </text:span>but rather remediate it in a way that compulsive behavior can be channeled in such a personalized nontrivial like manner depending on the patient’s lifestyle and personality. <text:span text:style-name="T72">Reward vs punishment </text:span><text:span text:style-name="T73">model </text:span><text:span text:style-name="T72">is therefore the wrong approach but rather </text:span><text:span text:style-name="T74">there </text:span><text:span text:style-name="T72">should be incentiv</text:span><text:span text:style-name="T74">e</text:span><text:span text:style-name="T72"> for the patient </text:span><text:span text:style-name="T74">based on their</text:span><text:span text:style-name="T72"> compulsive traits and personality as well as lifestyle pairwise matching relationship duality.</text:span></text:p>
      <text:p text:style-name="P12">+The model is mostly depreciated because it refuses accountability of others to look out for people in treatment for their addictions, which are over generalized due to their “acting out” due to “mood changing” behavior <text:span text:style-name="T78">manifested by delusional mentality</text:span>, which potentially objectifies many people with a variety of medical conditions, as well as co-morbid conditions. <text:span text:style-name="T75">This objectifies addicts in a way that over scrutinizes their behaviors.</text:span></text:p>
      <text:p text:style-name="P58">++The addictive personality can be summed up as a spectrum of severity with regard to habit formation, in which we can use the Plutchik model to formulate. It is more so that those who are regarded on the “addictive personality” based spectrum, as ridiculous as it sounds, would rather be those more so to have cognitive functioning vulnerabilities leading to susceptibility of genetic markers responsible for the intensity or severity in which habitual patterns are conducted being either reinforcement behaviors or maladaptive behaviors.</text:p>
      <text:p text:style-name="P37">--”I don't really need people.</text:p>
      <text:p text:style-name="P37">I don't have to face anything I don't want to.</text:p>
      <text:p text:style-name="P37">I'm afraid to face life and my problems.</text:p>
      <text:p text:style-name="P37">Objects and events are more important than people.</text:p>
      <text:p text:style-name="P37">I can do anything I want, whenever I want, no matter whom it hurts.”</text:p>
      <text:p text:style-name="P38">++example of overgeneralizing <text:span text:style-name="T76">maladaptive</text:span> behavior as “addictive personality.”</text:p>
      <text:p text:style-name="P39">---”Rituals are statements about what people have faith in. Addicts no longer put faith in people, but in their addictive</text:p>
      <text:p text:style-name="P39">rite. Each part of the rite is important to the Addict and is designed to heighten the mood change.”</text:p>
      <text:p text:style-name="P29"><text:span text:style-name="T44">+++Again, overgeneralizing habitual human behavior, since habits themselves are nothing more than rituals </text:span><text:span text:style-name="T45">toward a condescendingly presented self-help model that complicates aspects such as the power of community in the process of remediation</text:span><text:span text:style-name="T44">.</text:span></text:p>
      <text:p text:style-name="P59"><text:span text:style-name="T22">----</text:span><text:span text:style-name="T23">a process that defines a search for personal life fulfillment </text:span><text:span text:style-name="T24">but ultimately is limited in scope of the self and not necessarily a duality between self and community.</text:span></text:p>
      <text:p text:style-name="P63">++++this process needs realistic approach to goal direction for out patient treatment models for remediation treatment interventions.</text:p>
      <text:p text:style-name="P60"><text:span text:style-name="T4">-----</text:span><text:span text:style-name="T25">spiritual people are meaning-centered people;</text:span><text:span text:style-name="T26"> living in the moment</text:span></text:p>
      <text:p text:style-name="P45"><text:span text:style-name="T25">+</text:span><text:span text:style-name="T4">+++++</text:span><text:span text:style-name="T27">people need not be religious as a requirement.</text:span></text:p>
      <text:p text:style-name="P10"/>
      <text:p text:style-name="P28"><text:span text:style-name="T2">ABSTRACT:</text:span><text:span text:style-name="T7"> </text:span><text:span text:style-name="T17">Focus of our literature review is two fold. First w</text:span><text:span text:style-name="T7">e seek to find a correlation between compulsive behaviors and their impact on bad habit formation leading to the investigation of transdiagnostic phenotypes </text:span><text:span text:style-name="T16">as multimodal points of inference</text:span><text:span text:style-name="T7"> with regard to the impact of the SPARx addiction treatment technology </text:span><text:span text:style-name="T16">in facilitating out-patient treatment of maladaptive behaviors that impact overall cognitive load of the patient</text:span><text:span text:style-name="T20">s</text:span><text:span text:style-name="T16"> </text:span><text:span text:style-name="T19">seeking treatment</text:span><text:span text:style-name="T7">. </text:span><text:span text:style-name="T17">This assessment is conducted under the framework of multimodal discourse analysis through cognitive load measurement </text:span><text:span text:style-name="T18">theory</text:span><text:span text:style-name="T17">.</text:span><text:span text:style-name="T7"> These transdiagnostic phenotypes each represent a maladaptive behavior pattern which should not be scrutinized by over generalized approaches toward what would be consider</text:span><text:span text:style-name="T21">ed</text:span><text:span text:style-name="T7"> maladaptive behavior remediation treatment instead of addiction treatment. There </text:span><text:span text:style-name="T10">exists</text:span><text:span text:style-name="T7"> lots of evidence </text:span><text:span text:style-name="T17">provided by various </text:span><text:soft-page-break/><text:span text:style-name="T17">literature we investigated</text:span><text:span text:style-name="T7"> to support the casual roots of hereditary genetic abnormalities that significantly impact cognitive function as well as the </text:span><text:span text:style-name="T10">significance of </text:span><text:span text:style-name="T7">traumatic life experiences. We suggest re-approaching addiction treatment with a model geared towards positive reinforcement geared towards self-development and proper coping strategies for compulsive behaviors which at their roots are not </text:span><text:span text:style-name="T8">necessarily </text:span><text:span text:style-name="T7">maladaptive. </text:span><text:span text:style-name="T8">These compulsive behaviors</text:span><text:span text:style-name="T7"> likely have genetic causalities that individuals must otherwise find </text:span><text:span text:style-name="T8">personalized </text:span><text:span text:style-name="T7">avenues to channel their compulsions as a reinforce</text:span><text:span text:style-name="T12">ment</text:span><text:span text:style-name="T7"> learning behavior </text:span><text:span text:style-name="T16">toward cognitive load </text:span><text:span text:style-name="T8">as the </text:span><text:span text:style-name="T9">target</text:span><text:span text:style-name="T8"> treatment strategy</text:span><text:span text:style-name="T7">. </text:span><text:span text:style-name="T17">Second, w</text:span><text:span text:style-name="T13">e further investigate the phenomenal relationship between impulsive behaviors and formation of compulsive behaviors that lead to the dual progression or regression cycle delineated between reinforcement and maladaptive behaviors. In other words, impulsive behaviors group together to become a number of </text:span><text:span text:style-name="T14">groups of </text:span><text:span text:style-name="T13">compulsive behaviors which then progress to become a number of </text:span><text:span text:style-name="T14">groups of </text:span><text:span text:style-name="T13">reinforcement based or maladaptive based behaviors which can cycle between each other </text:span><text:span text:style-name="T14">indefinitely</text:span><text:span text:style-name="T13">. We thus present a model of deriving compulsive behavior from its impulsive based derivable components as correlated with Lee Cronin’s Assembly Theory framework </text:span><text:span text:style-name="T14">while also providing a network flow model </text:span><text:span text:style-name="T15">to accompany it</text:span><text:span text:style-name="T13">.</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Whitney" svg:font-family="Whitney,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8T22:23:05.306326157</meta:creation-date>
    <meta:editing-duration>P4DT5H13M6S</meta:editing-duration>
    <meta:editing-cycles>97</meta:editing-cycles>
    <meta:generator>LibreOffice/6.4.7.2$Linux_X86_64 LibreOffice_project/40$Build-2</meta:generator>
    <dc:date>2022-05-26T21:15:18.248548573</dc:date>
    <meta:document-statistic meta:table-count="0" meta:image-count="0" meta:object-count="0" meta:page-count="6" meta:paragraph-count="91" meta:word-count="2712" meta:character-count="19704" meta:non-whitespace-character-count="17101"/>
  </office:meta>
</office:document-meta>
</file>